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" svg:font-family="'Nimbus Mono'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032c19" officeooo:paragraph-rsid="00032c19"/>
    </style:style>
    <style:style style:name="P2" style:family="paragraph" style:parent-style-name="Text_20_body">
      <style:text-properties style:font-name="Nimbus Mono" officeooo:paragraph-rsid="00032c19"/>
    </style:style>
    <style:style style:name="P3" style:family="paragraph" style:parent-style-name="Text_20_body">
      <style:text-properties officeooo:rsid="0004f4cd" officeooo:paragraph-rsid="0004f4cd"/>
    </style:style>
    <style:style style:name="P4" style:family="paragraph" style:parent-style-name="Text_20_body">
      <style:text-properties officeooo:rsid="00032c19" officeooo:paragraph-rsid="00032c19"/>
    </style:style>
    <style:style style:name="T1" style:family="text">
      <style:text-properties officeooo:rsid="0004f4cd"/>
    </style:style>
    <style:style style:name="T2" style:family="text">
      <style:text-properties officeooo:rsid="00071b8d"/>
    </style:style>
    <style:style style:name="T3" style:family="text">
      <style:text-properties officeooo:rsid="000945ff"/>
    </style:style>
    <style:style style:name="T4" style:family="text">
      <style:text-properties officeooo:rsid="000a52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ding Test: data search</text:p>
      <text:p text:style-name="P1">Данны<text:span text:style-name="T3">й</text:span> тест служит для того чтобы Вы раск<text:span text:style-name="T4">р</text:span>ыли свои способности по дизайну и реализации алгоритма поиска данных. Всё должно быть выполнено на языке C++.</text:p>
      <text:h text:style-name="Heading_20_1" text:outline-level="1">Проблема</text:h>
      <text:p text:style-name="P1">У нас есть две последовательности данны<text:span text:style-name="T1">х</text:span>, назовем их hatstack и needle. Нам надо найти все вхождения любой последовательности данных (needle) у которой длина больше или равна threshold в haystack.</text:p>
      <text:p text:style-name="P1">Пример:</text:p>
      <text:p text:style-name="P2">haystack = “vnk2435kvabco8awkh125kjneytbcd12qjhb4acd123xmnbqwnw4t” </text:p>
      <text:p text:style-name="P2">needle = “abcd1234” </text:p>
      <text:p text:style-name="P2">threshold = 3 </text:p>
      <text:p text:style-name="P1">ожидаемый вывод будет:</text:p>
      <text:p text:style-name="P2">sequence of length = 3 found at haystack offset 9, needle offset 0 </text:p>
      <text:p text:style-name="P2">sequence of length = 5 found at haystack offset 27, needle offset 1 </text:p>
      <text:p text:style-name="P2">sequence of length = 5 found at haystack offset 38, needle offset 2 </text:p>
      <text:h text:style-name="Heading_20_1" text:outline-level="1"><text:span text:style-name="T1">Уточнение</text:span> </text:h>
      <text:p text:style-name="P3">Алгоритм должен быть оптимизирован так, что haystack может быть бесконечно большим и needle может иметь размер от 1.000 до 1.000.000 байт. Учтите что в haystack и needle лежат произв<text:span text:style-name="T2">о</text:span>льные байты, они не обязательно содержат печатаемые символы (не стандартные строки). </text:p>
      <text:p text:style-name="P3">Описание и реализация нескольких решений между скоростью и требования к памяти будут плюсом.</text:p>
      <text:p text:style-name="P3">Наслаждайтесь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" svg:font-family="'Nimbus Mono'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5T12:27:24.120939469</meta:creation-date>
    <dc:date>2016-08-25T12:51:59.515011118</dc:date>
    <meta:editing-duration>PT6M50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1" meta:paragraph-count="16" meta:word-count="164" meta:character-count="1096" meta:non-whitespace-character-count="940"/>
  </office:meta>
</office:document-meta>
</file>